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ize="12pt" style:font-size-asian="12pt" style:font-size-complex="12pt"/>
    </style:style>
    <style:style style:name="T3" style:family="text">
      <style:text-properties fo:font-size="12pt" fo:font-style="italic" fo:font-weight="bold" style:font-size-asian="12pt" style:font-style-asian="italic" style:font-weight-asian="bold" style:font-size-complex="12pt" style:font-style-complex="italic" style:font-weight-complex="bold"/>
    </style:style>
    <style:style style:name="T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5" style:family="text">
      <style:text-properties fo:font-size="12pt" fo:font-style="italic" style:font-size-asian="12pt" style:font-style-asian="italic" style:font-size-complex="12pt" style:font-style-complex="italic"/>
    </style:style>
    <style:style style:name="T6" style:family="text">
      <style:text-properties style:text-underline-style="solid" style:text-underline-width="auto" style:text-und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e Qualifikation für die German Open in Hannover</text:p>
      <text:p text:style-name="P6">1.Lauf</text:p>
      <text:p text:style-name="P5">Beim ersten Lauf hatten wir leichte Soft- und Hardwareprobleme, denn nach der ersten großen Kurve kam unser <text:s/>Roboter 2x nach der Lücke nicht mehr auf die Spur zurück. Beim dritten Versuch hat der Roboter den ersten Raum doch noch geschafft. Den ersten „Flur“ hat unser Robo beim ersten Versuch geschafft. :) Auch die Rampe hat der Robo beim zweiten Versuch geschafft.</text:p>
      <text:p text:style-name="P5">Leider konnte unser Roboter im ersten Lauf die obere Ebene nicht schaffen, denn er hat am Anfang den grünen Punkt nicht geschafft und die Dose und die Lücken machten ihm auch sehr zu schaffen.</text:p>
      <text:p text:style-name="P5">Die Rampe herunter zu fahren gelang ihm ohne Makel.</text:p>
      <text:p text:style-name="P5">Beim weißen Raum mussten wir leider immer abbrechen, denn das Programm dafür war noch nicht geschrieben. <text:s/>:( <text:s text:c="2"/></text:p>
      <text:p text:style-name="P5">Letztendlich war der Lauf ganz OK:<text:span text:style-name="T1">200 Punkte.</text:span></text:p>
      <text:p text:style-name="P5"><text:span text:style-name="T1"/></text:p>
      <text:p text:style-name="P2"><text:span text:style-name="T3">2.Lauf</text:span></text:p>
      <text:p text:style-name="P3"><text:span text:style-name="T2">Der zweite Lauf gelang uns sehr viel besser:Der erste Raum gelang uns beim ersten Versuch. Der „Flur“ gelang uns leider erst beim zweiten Versuch. Der grüne Punkt machte uns leichte Schwierigkeiten. Bei der Rampe kamen wir durch Softwareprobleme nicht hinauf. Der obere Raum machte uns mal wieder Schwierigkeiten: grüner Punkt, Dose, Lücke. </text:span></text:p>
      <text:p text:style-name="P3"><text:span text:style-name="T2">Die Rampe herunter schaffte er beim ersten Versuch. Den Übergang in den weißen Raum schaffte er bei dem zweiten Versuch. Den weißen Raum mussten wir leider wieder abbrechen. <text:s/>:(</text:span></text:p>
      <text:p text:style-name="P3"><text:span text:style-name="T2">Dennoch war es der beste Lauf:</text:span><text:span text:style-name="T4">300 Punkte.</text:span></text:p>
      <text:p text:style-name="P1"><text:span text:style-name="T5"/></text:p>
      <text:p text:style-name="P1"><text:span text:style-name="T5">3.Lauf</text:span></text:p>
      <text:p text:style-name="P3"><text:span text:style-name="T2">Den ersten Raum mussten wir leider aufgrund Soft- und Hardwareproblemen abbrechen. Den „Flur“ schafften wir bei dem zweiten Versuch. Auch die Rampe gelang uns beim zweiten Versuch.</text:span></text:p>
      <text:p text:style-name="P3"><text:span text:style-name="T2">Den oberen Raum schafften wir zum Glück auch schon bei dem zweiten Versuch. Die Rampe gelang uns beim ersten Versuch. Wieder mussten wir (wie bei den ersten beiden Laufen auch) den weißen Raum abbrechen. <text:s/>:( </text:span></text:p>
      <text:p text:style-name="P3"><text:span text:style-name="T2"><text:s/>Es war der zweitbeste Lauf:</text:span><text:span text:style-name="T4">225 </text:span><text:span text:style-name="T5">Punk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ymnasium Damme Gymnasium Damme</meta:initial-creator>
    <meta:creation-date>2014-03-17T14:08:13.18</meta:creation-date>
    <meta:document-statistic meta:table-count="0" meta:image-count="0" meta:object-count="0" meta:page-count="1" meta:paragraph-count="15" meta:word-count="295" meta:character-count="1819"/>
    <dc:date>2014-03-17T14:58:05.53</dc:date>
    <dc:creator>Gymnasium Damme Gymnasium Damme</dc:creator>
    <meta:editing-duration>PT51S</meta:editing-duration>
    <meta:editing-cycles>1</meta:editing-cycles>
    <meta:generator>OpenOffice/4.0.1$Win32 OpenOffice.org_project/401m5$Build-9714</meta:generator>
  </office:meta>
</office:document-meta>
</file>